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6000003DB6DD43822ECC606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03c" officeooo:paragraph-rsid="000ce0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ñadir debajo de port:</text:p>
      <text:p text:style-name="P1">SET GLOBAL TIME_ZONE=’+1:00’</text:p>
      <text:p text:style-name="P1"/>
      <text:p text:style-name="P1"><draw:frame draw:style-name="fr1" draw:name="Imaxe1" text:anchor-type="char" svg:width="17cm" svg:height="11.352cm" draw:z-index="0"><draw:image xlink:href="Pictures/10000001000005C6000003DB6DD43822ECC606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19:22:12.498000000</meta:creation-date>
    <dc:date>2022-01-11T20:50:39.650000000</dc:date>
    <meta:editing-duration>PT1H18M17S</meta:editing-duration>
    <meta:editing-cycles>1</meta:editing-cycles>
    <meta:document-statistic meta:table-count="0" meta:image-count="1" meta:object-count="0" meta:page-count="1" meta:paragraph-count="2" meta:word-count="7" meta:character-count="50" meta:non-whitespace-character-count="45"/>
    <meta:generator>LibreOffice/7.2.2.2$Windows_X86_64 LibreOffice_project/02b2acce88a210515b4a5bb2e46cbfb63fe97d56</meta:generator>
  </office:meta>
</office:document-meta>
</file>